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a2e59" officeooo:paragraph-rsid="000a2e59"/>
    </style:style>
    <style:style style:name="P2" style:family="paragraph" style:parent-style-name="Preformatted_20_Text">
      <style:text-properties officeooo:rsid="000b14e5" officeooo:paragraph-rsid="000b14e5"/>
    </style:style>
    <style:style style:name="P3" style:family="paragraph" style:parent-style-name="Preformatted_20_Text">
      <style:text-properties officeooo:rsid="000bea44" officeooo:paragraph-rsid="000bea44"/>
    </style:style>
    <style:style style:name="T1" style:family="text">
      <style:text-properties officeooo:rsid="000b14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ile developing this first phase of application some documentation I have presented hare. Becuase due to the time phase and resources that we had available </text:p>
      <text:p text:style-name="P1">because we hade talked minmun very experiences two person who have fronend very good but I when couple of days I worked with tahsli then I was really not ready to give here responcibilities about the development all I hade given to her to make some array modification which is very less contribution by other thefore I roll up my own sleev because I had to explain ever things and teach her about the tings which is really not going to work for our project. This is not something we are bulting which you <text:s/>can play with time, money, my own experiences I can not paly with anything. Thefore I have started by my self I work at room as well sometimes </text:p>
      <text:p text:style-name="P1">because as I have to what I said give my best to full fill al least to start.</text:p>
      <text:p text:style-name="P1"/>
      <text:p text:style-name="P1"/>
      <text:p text:style-name="P1">As we can disgussed everthing here what is so far done, blive me I have made with my extream peace full and intellgient mind which is perhaps only good for this job </text:p>
      <text:p text:style-name="P1">Therefore I was really alone on this job. But I am not kind of give up as well but I have started then I will complete in future as well. Many thing perhaps have done accouding to you and many things perhaps have not done because I belive that that is the best solution in history.</text:p>
      <text:p text:style-name="P1"/>
      <text:p text:style-name="P1">If you have any hasitation you can try any other person as well, but I will gurentte that it will take alots of time to find right person for this kind of job </text:p>
      <text:p text:style-name="P1">and many things is unbeliveable with just one person for the project.</text:p>
      <text:p text:style-name="P1"/>
      <text:p text:style-name="P1">Some exaple I can give you icon-ad just a website took 4 months just wordpress website, donworry.com is a classified website just with 4 developer took 3 months just to release front end side I can perhaps give many more result </text:p>
      <text:p text:style-name="P1"/>
      <text:p text:style-name="P1"/>
      <text:p text:style-name="P1">If you move further you have seen my work, I can not even be able to help you we are really not here to test, time pass or try to check the probability because I am expreinced person I now that Is really works but we need to have good team which really nich experiences and skill that can help the company </text:p>
      <text:p text:style-name="P1"/>
      <text:p text:style-name="P1"/>
      <text:p text:style-name="P1"/>
      <text:p text:style-name="P1">1. While developing frontend section there is not everything is done good because it's really big we need to start from scratch to developing front end and need very experienced font end developer </text:p>
      <text:p text:style-name="P1">2. Need to Buy ssl certificates for https </text:p>
      <text:p text:style-name="P1">3. <text:span text:style-name="T1">Image account from any image provider company </text:span></text:p>
      <text:p text:style-name="P1"/>
      <text:p text:style-name="P1"/>
      <text:p text:style-name="P2">At the end really this is demotivated things that my salary need to be updated and need to increase to 8500 AED. Because I am trying to give you is really not sufficient what I am getting from you I can give more but problem. Most people can not do really belive me.</text:p>
      <text:p text:style-name="P2"/>
      <text:p text:style-name="P3">Test the speed how the things is working.</text:p>
      <text:p text:style-name="P3"/>
      <text:p text:style-name="P3">1. We need client certicates then only let theme to upload the product </text:p>
      <text:p text:style-name="P3"/>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28T14:35:33.438843459</dc:date>
    <meta:generator>LibreOffice/4.2.3.3$Linux_X86_64 LibreOffice_project/420m0$Build-3</meta:generator>
    <meta:editing-duration>P0D</meta:editing-duration>
    <meta:editing-cycles>1</meta:editing-cycles>
    <meta:document-statistic meta:table-count="0" meta:image-count="0" meta:object-count="0" meta:page-count="1" meta:paragraph-count="15" meta:word-count="524" meta:character-count="2757" meta:non-whitespace-character-count="2237"/>
  </office:meta>
</office:document-meta>
</file>